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6b7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b4b6" officeooo:paragraph-rsid="0009b4b6" style:font-weight-asian="bold" style:font-weight-complex="bold"/>
    </style:style>
    <style:style style:name="P3" style:family="paragraph" style:parent-style-name="Standard">
      <style:text-properties fo:font-weight="bold" officeooo:rsid="0009b4b6" officeooo:paragraph-rsid="0009b4b6" style:font-weight-asian="bold" style:font-weight-complex="bold"/>
    </style:style>
    <style:style style:name="P4" style:family="paragraph" style:parent-style-name="Standard" style:list-style-name="L1">
      <style:text-properties officeooo:paragraph-rsid="00083efd"/>
    </style:style>
    <style:style style:name="P5" style:family="paragraph" style:parent-style-name="Standard" style:list-style-name="L1">
      <style:text-properties officeooo:rsid="00096b7c" officeooo:paragraph-rsid="00096b7c"/>
    </style:style>
    <style:style style:name="P6" style:family="paragraph" style:parent-style-name="Standard">
      <style:text-properties officeooo:rsid="00096b7c" officeooo:paragraph-rsid="00096b7c"/>
    </style:style>
    <style:style style:name="P7" style:family="paragraph" style:parent-style-name="Standard" style:list-style-name="L2">
      <style:text-properties officeooo:rsid="00096b7c" officeooo:paragraph-rsid="00096b7c"/>
    </style:style>
    <style:style style:name="P8" style:family="paragraph" style:parent-style-name="Standard" style:list-style-name="L1">
      <style:text-properties officeooo:rsid="000abdab" officeooo:paragraph-rsid="000abdab"/>
    </style:style>
    <style:style style:name="P9" style:family="paragraph" style:parent-style-name="Standard" style:list-style-name="L2">
      <style:text-properties officeooo:rsid="000abdab" officeooo:paragraph-rsid="000abdab"/>
    </style:style>
    <style:style style:name="P10" style:family="paragraph" style:parent-style-name="Standard" style:list-style-name="L3">
      <style:text-properties officeooo:rsid="000abdab" officeooo:paragraph-rsid="000abdab"/>
    </style:style>
    <style:style style:name="P11" style:family="paragraph" style:parent-style-name="Standard" style:list-style-name="L2">
      <style:text-properties officeooo:rsid="000abcee" officeooo:paragraph-rsid="0009b4b6"/>
    </style:style>
    <style:style style:name="P12" style:family="paragraph" style:parent-style-name="Standard" style:list-style-name="L3">
      <style:text-properties officeooo:rsid="000abcee" officeooo:paragraph-rsid="000abcee"/>
    </style:style>
    <style:style style:name="P13" style:family="paragraph" style:parent-style-name="Standard">
      <style:text-properties officeooo:rsid="0009b4b6" officeooo:paragraph-rsid="0009b4b6"/>
    </style:style>
    <style:style style:name="P14" style:family="paragraph" style:parent-style-name="Standard" style:list-style-name="L3">
      <style:text-properties officeooo:paragraph-rsid="0009b4b6"/>
    </style:style>
    <style:style style:name="T1" style:family="text">
      <style:text-properties officeooo:rsid="00083efd"/>
    </style:style>
    <style:style style:name="T2" style:family="text">
      <style:text-properties officeooo:rsid="00096b7c"/>
    </style:style>
    <style:style style:name="T3" style:family="text">
      <style:text-properties officeooo:rsid="0009b4b6"/>
    </style:style>
    <style:style style:name="T4" style:family="text">
      <style:text-properties officeooo:rsid="000abc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ear transformation</text:p>
      <text:list xml:id="list4434349023987573431" text:style-name="L1">
        <text:list-item>
          <text:p text:style-name="P4"><text:span text:style-name="T1">Subspaces of vector spaces other than</text:span><text:span text:style-name="T1"><draw:frame draw:style-name="fr1" draw:name="Object1" text:anchor-type="as-char" svg:y="-0.172in" svg:width="0.2583in" svg:height="0.205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re often described in terms of a linear transformation instead of a matrix.</text:span></text:p>
        </text:list-item>
        <text:list-item>
          <text:p text:style-name="P5">Generalized definition of a linear transformation</text:p>
          <text:p text:style-name="P5">A linear transformation T from a vector space V into a vector space W is a rule that assigns to each vector x in V a unique T(x) in W, such that</text:p>
          <text:list>
            <text:list-item>
              <text:p text:style-name="P5">T(u + v) = T(u) + T(v) for all u, v in V, and</text:p>
            </text:list-item>
            <text:list-item>
              <text:p text:style-name="P5">T(cu) = cT(u) for all u in V and all scalars c</text:p>
            </text:list-item>
          </text:list>
        </text:list-item>
        <text:list-item>
          <text:p text:style-name="P8">In applications, a subspace usually arises as either the kernel of range of an appropriate linear transformation..</text:p>
        </text:list-item>
      </text:list>
      <text:p text:style-name="P6"/>
      <text:p text:style-name="P1"><text:span text:style-name="T2">Kernel </text:span><text:span text:style-name="T3">of a linear transformation</text:span></text:p>
      <text:list xml:id="list4121701087960772116" text:style-name="L2">
        <text:list-item>
          <text:p text:style-name="P7">The kernel of a linear transformation T is the set of all u in V such that T(u) = 0, the zero vector in W</text:p>
        </text:list-item>
        <text:list-item>
          <text:p text:style-name="P11">If T happens to arise as a matrix transformation – say T(x) = Ax for some matrix A – then the kernel of T is just the null space of A</text:p>
        </text:list-item>
        <text:list-item>
          <text:p text:style-name="P9">The kernel of T is a subspace of V</text:p>
        </text:list-item>
      </text:list>
      <text:p text:style-name="P13"/>
      <text:p text:style-name="P3">Range of a linear transformation</text:p>
      <text:list xml:id="list4698510243973825424" text:style-name="L3">
        <text:list-item>
          <text:p text:style-name="P14"><text:span text:style-name="T3">The range of a linear transformation T is a set of all </text:span><text:span text:style-name="T4">vectors in W of the form T(x) for some x in V</text:span></text:p>
        </text:list-item>
        <text:list-item>
          <text:p text:style-name="P12">If T happens to arise as a matrix transformation – say T(x) = Ax for some matrix A – then the range of T is just the column space of A</text:p>
        </text:list-item>
        <text:list-item>
          <text:p text:style-name="P10">The range of T is a subspace of 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20:18:53</meta:creation-date>
    <dc:title>T1</dc:title>
    <meta:editing-duration>PT9S</meta:editing-duration>
    <meta:editing-cycles>3</meta:editing-cycles>
    <meta:generator>LibreOffice/4.0.2.2$Linux_x86 LibreOffice_project/400m0$Build-2</meta:generator>
    <meta:initial-creator>Kempa </meta:initial-creator>
    <dc:date>2013-09-20T07:08:52</dc:date>
    <dc:creator>Kempa </dc:creator>
    <meta:document-statistic meta:table-count="0" meta:image-count="0" meta:object-count="1" meta:page-count="1" meta:paragraph-count="15" meta:word-count="248" meta:character-count="1148" meta:non-whitespace-character-count="923"/>
    <meta:template xlink:type="simple" xlink:actuate="onRequest" xlink:title="T1" xlink:href="../../../../.config/libreoffice/4/user/template/T1.ott" meta:date="2013-08-16T20:18:52"/>
  </office:meta>
</office:document-meta>
</file>

<file path=Object 1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